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936bb" officeooo:paragraph-rsid="000936bb"/>
    </style:style>
    <style:style style:name="P2" style:family="paragraph" style:parent-style-name="Standard">
      <style:paragraph-properties fo:text-align="start" style:justify-single-word="false"/>
      <style:text-properties officeooo:rsid="000eee9e" officeooo:paragraph-rsid="000eee9e"/>
    </style:style>
    <style:style style:name="P3" style:family="paragraph" style:parent-style-name="Standard">
      <style:paragraph-properties fo:text-align="start" style:justify-single-word="false"/>
      <style:text-properties fo:font-size="24pt" officeooo:rsid="000ef40b" officeooo:paragraph-rsid="000ef40b" style:font-size-asian="21pt" style:font-size-complex="24pt"/>
    </style:style>
    <style:style style:name="P4" style:family="paragraph" style:parent-style-name="Standard">
      <style:paragraph-properties fo:text-align="start" style:justify-single-word="false"/>
      <style:text-properties fo:font-size="24pt" officeooo:rsid="00245f97" officeooo:paragraph-rsid="00245f97" style:font-size-asian="21pt" style:font-size-complex="24pt"/>
    </style:style>
    <style:style style:name="P5" style:family="paragraph" style:parent-style-name="Standard">
      <style:paragraph-properties fo:text-align="center" style:justify-single-word="false"/>
      <style:text-properties fo:font-size="24pt" officeooo:rsid="000936bb" officeooo:paragraph-rsid="000936bb" style:font-size-asian="24pt" style:font-size-complex="24pt"/>
    </style:style>
    <style:style style:name="P6" style:family="paragraph" style:parent-style-name="Standard">
      <style:paragraph-properties fo:text-align="start" style:justify-single-word="false"/>
      <style:text-properties fo:font-size="24pt" fo:font-style="normal" fo:font-weight="normal" officeooo:rsid="00245f97" officeooo:paragraph-rsid="00245f97" style:font-size-asian="21pt" style:font-style-asian="normal" style:font-weight-asian="normal" style:font-size-complex="24pt" style:font-style-complex="normal" style:font-weight-complex="normal"/>
    </style:style>
    <style:style style:name="P7" style:family="paragraph" style:parent-style-name="Standard">
      <style:paragraph-properties fo:text-align="start" style:justify-single-word="false"/>
      <style:text-properties fo:font-size="20pt" officeooo:rsid="000ef40b" officeooo:paragraph-rsid="000ef40b" style:font-size-asian="17.5pt" style:font-size-complex="20pt"/>
    </style:style>
    <style:style style:name="P8" style:family="paragraph" style:parent-style-name="Standard">
      <style:paragraph-properties fo:text-align="start" style:justify-single-word="false"/>
      <style:text-properties fo:font-size="18pt" officeooo:rsid="000ef40b" officeooo:paragraph-rsid="000ef40b" style:font-size-asian="15.75pt" style:font-size-complex="18pt"/>
    </style:style>
    <style:style style:name="P9" style:family="paragraph" style:parent-style-name="Standard">
      <style:paragraph-properties fo:text-align="start" style:justify-single-word="false"/>
      <style:text-properties fo:font-size="14pt" officeooo:rsid="000936bb" officeooo:paragraph-rsid="000936bb" style:font-size-asian="14pt" style:font-size-complex="14pt"/>
    </style:style>
    <style:style style:name="P10" style:family="paragraph" style:parent-style-name="Standard">
      <style:paragraph-properties fo:text-align="start" style:justify-single-word="false"/>
      <style:text-properties fo:font-size="14pt" officeooo:rsid="001074cb" officeooo:paragraph-rsid="001074cb" style:font-size-asian="14pt" style:font-size-complex="14pt"/>
    </style:style>
    <style:style style:name="P11" style:family="paragraph" style:parent-style-name="Standard">
      <style:paragraph-properties fo:text-align="start" style:justify-single-word="false"/>
      <style:text-properties fo:font-size="14pt" officeooo:rsid="000ba381" officeooo:paragraph-rsid="000ba381" style:font-size-asian="14pt" style:font-size-complex="14pt"/>
    </style:style>
    <style:style style:name="P12" style:family="paragraph" style:parent-style-name="Standard">
      <style:paragraph-properties fo:text-align="start" style:justify-single-word="false"/>
      <style:text-properties fo:font-size="14pt" officeooo:rsid="000d9115" officeooo:paragraph-rsid="000d9115" style:font-size-asian="14pt" style:font-size-complex="14pt"/>
    </style:style>
    <style:style style:name="P13" style:family="paragraph" style:parent-style-name="Standard">
      <style:paragraph-properties fo:text-align="start" style:justify-single-word="false"/>
      <style:text-properties fo:font-size="14pt" officeooo:rsid="000eee9e" officeooo:paragraph-rsid="000eee9e" style:font-size-asian="14pt" style:font-size-complex="14pt"/>
    </style:style>
    <style:style style:name="P14" style:family="paragraph" style:parent-style-name="Standard">
      <style:paragraph-properties fo:text-align="start" style:justify-single-word="false"/>
      <style:text-properties fo:font-size="14pt" fo:font-style="normal" fo:font-weight="normal" officeooo:rsid="002003aa" officeooo:paragraph-rsid="000ef40b"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fo:font-size="14pt" fo:font-style="normal" fo:font-weight="normal" officeooo:rsid="00245f97" officeooo:paragraph-rsid="00245f97"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fo:font-size="14pt" fo:font-style="normal" fo:font-weight="normal" officeooo:rsid="00261adf" officeooo:paragraph-rsid="00261adf"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fo:font-size="14pt" fo:font-style="normal" fo:font-weight="normal" officeooo:rsid="00270ff5" officeooo:paragraph-rsid="0038f972"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fo:font-size="14pt" fo:font-style="normal" fo:font-weight="normal" officeooo:rsid="00275679" officeooo:paragraph-rsid="00275679"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fo:font-size="14pt" fo:font-style="normal" fo:font-weight="normal" officeooo:rsid="0028eb7b" officeooo:paragraph-rsid="0028eb7b"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fo:font-size="14pt" fo:font-style="normal" fo:font-weight="normal" officeooo:rsid="002b206a" officeooo:paragraph-rsid="002b206a"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fo:font-size="14pt" fo:font-style="normal" fo:font-weight="normal" officeooo:rsid="002b2a79" officeooo:paragraph-rsid="002b2a79"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fo:font-size="14pt" fo:font-style="normal" fo:font-weight="normal" officeooo:rsid="002f3769" officeooo:paragraph-rsid="002f3769"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fo:font-size="14pt" fo:font-style="normal" fo:font-weight="normal" officeooo:rsid="002f7dce" officeooo:paragraph-rsid="002f7dce"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fo:font-size="14pt" fo:font-style="normal" fo:font-weight="normal" officeooo:rsid="00319adc" officeooo:paragraph-rsid="00319adc"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fo:font-size="14pt" fo:font-style="normal" fo:font-weight="normal" officeooo:rsid="0031eec8" officeooo:paragraph-rsid="0031eec8"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fo:font-size="14pt" fo:font-style="normal" fo:font-weight="normal" officeooo:rsid="0038f972" officeooo:paragraph-rsid="00245f97"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fo:font-size="14pt" fo:font-style="normal" fo:font-weight="normal" officeooo:rsid="0038f972" officeooo:paragraph-rsid="00275679" style:font-size-asian="12.25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fo:font-size="14pt" fo:font-style="normal" fo:font-weight="normal" officeooo:rsid="00245f97" officeooo:paragraph-rsid="00245f97" fo:background-color="#77bc65"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fo:font-size="14pt" fo:font-style="normal" fo:font-weight="normal" officeooo:rsid="0038f972" officeooo:paragraph-rsid="00245f97" fo:background-color="#77bc65" style:font-size-asian="12.25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fo:font-size="14pt" fo:font-style="normal" fo:font-weight="normal" officeooo:rsid="00261adf" officeooo:paragraph-rsid="00261adf" fo:background-color="#77bc65" style:font-size-asian="12.25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fo:font-size="14pt" fo:font-style="normal" fo:font-weight="normal" officeooo:rsid="0028eb7b" officeooo:paragraph-rsid="0028eb7b" fo:background-color="#77bc65" style:font-size-asian="12.25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fo:font-size="14pt" fo:font-style="normal" fo:font-weight="normal" officeooo:rsid="002b2a79" officeooo:paragraph-rsid="002b2a79" fo:background-color="#77bc65" style:font-size-asian="12.25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fo:font-size="14pt" fo:font-style="normal" fo:font-weight="normal" officeooo:rsid="003b723a" officeooo:paragraph-rsid="0032d632" fo:background-color="#77bc65" style:font-size-asian="12.25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fo:font-size="14pt" fo:font-style="normal" fo:font-weight="normal" officeooo:rsid="00245f97" officeooo:paragraph-rsid="00245f97" fo:background-color="#ffbf00"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fo:font-size="14pt" fo:font-style="normal" fo:font-weight="normal" officeooo:rsid="00261adf" officeooo:paragraph-rsid="00261adf" fo:background-color="#ffbf00"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fo:font-size="14pt" fo:font-style="normal" fo:font-weight="normal" officeooo:rsid="00270ff5" officeooo:paragraph-rsid="0038f972" fo:background-color="#ffbf00"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fo:font-size="14pt" fo:font-style="normal" fo:font-weight="normal" officeooo:rsid="0028eb7b" officeooo:paragraph-rsid="0028eb7b" fo:background-color="#ffbf00"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fo:font-size="14pt" fo:font-style="normal" fo:font-weight="normal" officeooo:rsid="0031eec8" officeooo:paragraph-rsid="0031eec8" fo:background-color="#ffbf00"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fo:font-size="14pt" fo:font-style="normal" fo:font-weight="normal" officeooo:rsid="00245f97" officeooo:paragraph-rsid="00245f97" fo:background-color="#ff0000"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fo:font-size="14pt" fo:font-style="normal" fo:font-weight="normal" officeooo:rsid="00245f97" officeooo:paragraph-rsid="003757d8" fo:background-color="#ff0000"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fo:font-size="14pt" fo:font-style="normal" fo:font-weight="normal" officeooo:rsid="00275679" officeooo:paragraph-rsid="00275679" fo:background-color="#ff0000" style:font-size-asian="12.25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fo:font-size="14pt" fo:font-style="normal" fo:font-weight="normal" officeooo:rsid="002790c7" officeooo:paragraph-rsid="002790c7" fo:background-color="#ff0000"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fo:font-size="14pt" fo:font-style="normal" fo:font-weight="normal" officeooo:rsid="0028eb7b" officeooo:paragraph-rsid="0028eb7b" fo:background-color="#ff0000"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start" style:justify-single-word="false"/>
      <style:text-properties fo:font-size="14pt" fo:font-style="normal" fo:font-weight="normal" officeooo:rsid="002a3212" officeooo:paragraph-rsid="002a3212" fo:background-color="#ff0000"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start" style:justify-single-word="false"/>
      <style:text-properties fo:font-size="14pt" fo:font-style="normal" fo:font-weight="normal" officeooo:rsid="002ac9d4" officeooo:paragraph-rsid="002ac9d4" fo:background-color="#ff0000" style:font-size-asian="12.25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fo:font-size="14pt" fo:font-style="normal" fo:font-weight="normal" officeooo:rsid="002acdc5" officeooo:paragraph-rsid="002acdc5" fo:background-color="#ff0000"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fo:font-size="14pt" fo:font-style="normal" fo:font-weight="normal" officeooo:rsid="002f3769" officeooo:paragraph-rsid="002f3769" fo:background-color="#ff0000" style:font-size-asian="12.25pt"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fo:font-size="14pt" fo:font-style="normal" fo:font-weight="normal" officeooo:rsid="0030a1ca" officeooo:paragraph-rsid="0030a1ca" fo:background-color="#ff0000" style:font-size-asian="12.25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fo:font-size="14pt" fo:font-style="normal" fo:font-weight="normal" officeooo:rsid="00319adc" officeooo:paragraph-rsid="00319adc" fo:background-color="#ff0000" style:font-size-asian="12.25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fo:font-size="14pt" fo:font-style="normal" fo:font-weight="normal" officeooo:rsid="002b206a" officeooo:paragraph-rsid="002b206a" fo:background-color="#b2b2b2" style:font-size-asian="12.25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fo:font-size="14pt" fo:font-style="normal" fo:font-weight="normal" officeooo:rsid="00261adf" officeooo:paragraph-rsid="00261adf" fo:background-color="#b2b2b2" style:font-size-asian="12.25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fo:font-size="14pt" fo:font-style="normal" fo:font-weight="normal" officeooo:rsid="002f7dce" officeooo:paragraph-rsid="002f7dce" fo:background-color="#b2b2b2" style:font-size-asian="12.25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fo:font-size="14pt" officeooo:rsid="00245f97" officeooo:paragraph-rsid="00245f97" fo:background-color="#77bc65" style:font-size-asian="12.25pt" style:font-size-complex="14pt"/>
    </style:style>
    <style:style style:name="P54" style:family="paragraph" style:parent-style-name="Standard">
      <style:paragraph-properties fo:text-align="start" style:justify-single-word="false"/>
      <style:text-properties fo:font-size="14pt" officeooo:rsid="0032d632" officeooo:paragraph-rsid="0032d632" fo:background-color="#77bc65" style:font-size-asian="12.25pt" style:font-size-complex="14pt"/>
    </style:style>
    <style:style style:name="P55" style:family="paragraph" style:parent-style-name="Standard">
      <style:paragraph-properties fo:text-align="start" style:justify-single-word="false"/>
      <style:text-properties fo:font-size="14pt" officeooo:rsid="00275679" officeooo:paragraph-rsid="00275679" fo:background-color="#ffbf00" style:font-size-asian="12.25pt" style:font-size-complex="14pt"/>
    </style:style>
    <style:style style:name="P56" style:family="paragraph" style:parent-style-name="Standard">
      <style:paragraph-properties fo:text-align="start" style:justify-single-word="false"/>
      <style:text-properties fo:color="#000000" loext:opacity="100%" fo:font-size="14pt" fo:font-style="normal" fo:font-weight="normal" officeooo:rsid="00261adf" officeooo:paragraph-rsid="00261adf" fo:background-color="#ffbf00" style:font-size-asian="12.25pt" style:font-style-asian="normal" style:font-weight-asian="normal" style:font-size-complex="14pt" style:font-style-complex="normal" style:font-weight-complex="normal"/>
    </style:style>
    <style:style style:name="T1" style:family="text">
      <style:text-properties officeooo:rsid="000eee9e"/>
    </style:style>
    <style:style style:name="T2" style:family="text">
      <style:text-properties fo:font-size="18pt" style:font-size-asian="15.75pt" style:font-size-complex="18pt"/>
    </style:style>
    <style:style style:name="T3" style:family="text">
      <style:text-properties officeooo:rsid="001074cb"/>
    </style:style>
    <style:style style:name="T4" style:family="text">
      <style:text-properties fo:font-size="14pt" officeooo:rsid="0011f198" style:font-size-asian="12.25pt" style:font-size-complex="14pt"/>
    </style:style>
    <style:style style:name="T5" style:family="text">
      <style:text-properties fo:font-size="14pt" officeooo:rsid="0013aa08" style:font-size-asian="12.25pt" style:font-size-complex="14pt"/>
    </style:style>
    <style:style style:name="T6" style:family="text">
      <style:text-properties fo:font-size="14pt" officeooo:rsid="00145ae5" style:font-size-asian="12.25pt" style:font-size-complex="14pt"/>
    </style:style>
    <style:style style:name="T7" style:family="text">
      <style:text-properties fo:font-size="14pt" fo:font-weight="bold" officeooo:rsid="0011f198" style:font-size-asian="12.25pt" style:font-weight-asian="bold" style:font-size-complex="14pt" style:font-weight-complex="bold"/>
    </style:style>
    <style:style style:name="T8" style:family="text">
      <style:text-properties fo:font-size="14pt" fo:font-weight="bold" officeooo:rsid="001518f9" style:font-size-asian="12.25pt" style:font-weight-asian="bold" style:font-size-complex="14pt" style:font-weight-complex="bold"/>
    </style:style>
    <style:style style:name="T9" style:family="text">
      <style:text-properties fo:font-size="14pt" fo:font-weight="bold" officeooo:rsid="0015ecbb" style:font-size-asian="12.25pt" style:font-weight-asian="bold" style:font-size-complex="14pt" style:font-weight-complex="bold"/>
    </style:style>
    <style:style style:name="T10" style:family="text">
      <style:text-properties fo:font-size="14pt" fo:font-weight="bold" officeooo:rsid="00173f94" style:font-size-asian="12.25pt" style:font-weight-asian="bold" style:font-size-complex="14pt" style:font-weight-complex="bold"/>
    </style:style>
    <style:style style:name="T11" style:family="text">
      <style:text-properties fo:font-size="14pt" fo:font-weight="bold" officeooo:rsid="0017fd9d" style:font-size-asian="12.25pt" style:font-weight-asian="bold" style:font-size-complex="14pt" style:font-weight-complex="bold"/>
    </style:style>
    <style:style style:name="T12" style:family="text">
      <style:text-properties fo:font-size="14pt" fo:font-weight="bold" officeooo:rsid="0018011c" style:font-size-asian="12.25pt" style:font-weight-asian="bold" style:font-size-complex="14pt" style:font-weight-complex="bold"/>
    </style:style>
    <style:style style:name="T13" style:family="text">
      <style:text-properties fo:font-size="14pt" fo:font-weight="bold" officeooo:rsid="0019bbfb" style:font-size-asian="12.25pt" style:font-weight-asian="bold" style:font-size-complex="14pt" style:font-weight-complex="bold"/>
    </style:style>
    <style:style style:name="T14" style:family="text">
      <style:text-properties fo:font-size="14pt" fo:font-weight="bold" officeooo:rsid="001aa0e5" style:font-size-asian="12.25pt" style:font-weight-asian="bold" style:font-size-complex="14pt" style:font-weight-complex="bold"/>
    </style:style>
    <style:style style:name="T15" style:family="text">
      <style:text-properties fo:font-size="14pt" fo:font-weight="bold" officeooo:rsid="001c3ba6" style:font-size-asian="12.25pt" style:font-weight-asian="bold" style:font-size-complex="14pt" style:font-weight-complex="bold"/>
    </style:style>
    <style:style style:name="T16" style:family="text">
      <style:text-properties fo:font-size="14pt" fo:font-weight="bold" officeooo:rsid="0021a552" style:font-size-asian="12.25pt" style:font-weight-asian="bold" style:font-size-complex="14pt" style:font-weight-complex="bold"/>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size="14pt" fo:font-weight="bold" officeooo:rsid="002003aa" style:font-size-asian="14pt" style:font-weight-asian="bold" style:font-size-complex="14pt" style:font-weight-complex="bold"/>
    </style:style>
    <style:style style:name="T19" style:family="text">
      <style:text-properties fo:font-size="14pt" fo:font-weight="bold" officeooo:rsid="00464294" style:font-size-asian="14pt" style:font-weight-asian="bold" style:font-size-complex="14pt" style:font-weight-complex="bold"/>
    </style:style>
    <style:style style:name="T20" style:family="text">
      <style:text-properties fo:font-size="14pt" fo:font-weight="normal" officeooo:rsid="001518f9" style:font-size-asian="12.25pt" style:font-weight-asian="normal" style:font-size-complex="14pt" style:font-weight-complex="normal"/>
    </style:style>
    <style:style style:name="T21" style:family="text">
      <style:text-properties fo:font-size="14pt" fo:font-weight="normal" officeooo:rsid="0015ecbb" style:font-size-asian="12.25pt" style:font-weight-asian="normal" style:font-size-complex="14pt" style:font-weight-complex="normal"/>
    </style:style>
    <style:style style:name="T22" style:family="text">
      <style:text-properties fo:font-size="14pt" fo:font-weight="normal" officeooo:rsid="00173f94" style:font-size-asian="12.25pt" style:font-weight-asian="normal" style:font-size-complex="14pt" style:font-weight-complex="normal"/>
    </style:style>
    <style:style style:name="T23" style:family="text">
      <style:text-properties fo:font-size="14pt" fo:font-weight="normal" officeooo:rsid="0017fd9d" style:font-size-asian="12.25pt" style:font-weight-asian="normal" style:font-size-complex="14pt" style:font-weight-complex="normal"/>
    </style:style>
    <style:style style:name="T24" style:family="text">
      <style:text-properties fo:font-size="14pt" fo:font-weight="normal" officeooo:rsid="0018011c" style:font-size-asian="12.25pt" style:font-weight-asian="normal" style:font-size-complex="14pt" style:font-weight-complex="normal"/>
    </style:style>
    <style:style style:name="T25" style:family="text">
      <style:text-properties fo:font-size="14pt" fo:font-weight="normal" officeooo:rsid="001aa0e5" style:font-size-asian="12.25pt" style:font-weight-asian="normal" style:font-size-complex="14pt" style:font-weight-complex="normal"/>
    </style:style>
    <style:style style:name="T26" style:family="text">
      <style:text-properties fo:font-size="14pt" fo:font-weight="normal" officeooo:rsid="001aa85b" style:font-size-asian="12.25pt" style:font-weight-asian="normal" style:font-size-complex="14pt" style:font-weight-complex="normal"/>
    </style:style>
    <style:style style:name="T27" style:family="text">
      <style:text-properties fo:font-size="14pt" fo:font-weight="normal" officeooo:rsid="001c3ba6" style:font-size-asian="12.25pt" style:font-weight-asian="normal" style:font-size-complex="14pt" style:font-weight-complex="normal"/>
    </style:style>
    <style:style style:name="T28" style:family="text">
      <style:text-properties fo:font-size="14pt" fo:font-weight="normal" officeooo:rsid="001cd34f" style:font-size-asian="12.25pt" style:font-weight-asian="normal" style:font-size-complex="14pt" style:font-weight-complex="normal"/>
    </style:style>
    <style:style style:name="T29" style:family="text">
      <style:text-properties fo:font-size="14pt" fo:font-weight="normal" officeooo:rsid="001da59b" style:font-size-asian="12.25pt" style:font-weight-asian="normal" style:font-size-complex="14pt" style:font-weight-complex="normal"/>
    </style:style>
    <style:style style:name="T30" style:family="text">
      <style:text-properties fo:font-size="14pt" fo:font-weight="normal" officeooo:rsid="00226d0a" style:font-size-asian="12.25pt" style:font-weight-asian="normal" style:font-size-complex="14pt" style:font-weight-complex="normal"/>
    </style:style>
    <style:style style:name="T31" style:family="text">
      <style:text-properties fo:font-size="14pt" fo:font-weight="normal" officeooo:rsid="0034bb6a" style:font-size-asian="12.25pt" style:font-weight-asian="normal" style:font-size-complex="14pt" style:font-weight-complex="normal"/>
    </style:style>
    <style:style style:name="T32" style:family="text">
      <style:text-properties fo:font-size="14pt" fo:font-weight="normal" officeooo:rsid="002003aa" style:font-size-asian="14pt" style:font-weight-asian="normal" style:font-size-complex="14pt" style:font-weight-complex="normal"/>
    </style:style>
    <style:style style:name="T33" style:family="text">
      <style:text-properties fo:font-size="14pt" fo:font-style="italic" fo:font-weight="normal" officeooo:rsid="002003aa" style:font-size-asian="14pt" style:font-style-asian="italic" style:font-weight-asian="normal" style:font-size-complex="14pt" style:font-style-complex="italic" style:font-weight-complex="normal"/>
    </style:style>
    <style:style style:name="T34" style:family="text">
      <style:text-properties fo:font-size="14pt" fo:font-style="italic" fo:font-weight="normal" officeooo:rsid="00226d0a" style:font-size-asian="12.25pt" style:font-style-asian="italic" style:font-weight-asian="normal" style:font-size-complex="14pt" style:font-style-complex="italic" style:font-weight-complex="normal"/>
    </style:style>
    <style:style style:name="T35" style:family="text">
      <style:text-properties fo:font-size="14pt" fo:font-style="normal" fo:font-weight="normal" officeooo:rsid="002003aa" style:font-size-asian="14pt" style:font-style-asian="normal" style:font-weight-asian="normal" style:font-size-complex="14pt" style:font-style-complex="normal" style:font-weight-complex="normal"/>
    </style:style>
    <style:style style:name="T36" style:family="text">
      <style:text-properties fo:font-size="14pt" fo:font-style="normal" fo:font-weight="normal" officeooo:rsid="00360ef3" style:font-size-asian="14pt" style:font-style-asian="normal" style:font-weight-asian="normal" style:font-size-complex="14pt" style:font-style-complex="normal" style:font-weight-complex="normal"/>
    </style:style>
    <style:style style:name="T37" style:family="text">
      <style:text-properties fo:font-size="14pt" fo:font-style="normal" fo:font-weight="normal" officeooo:rsid="00226d0a" style:font-size-asian="12.25pt" style:font-style-asian="normal" style:font-weight-asian="normal" style:font-size-complex="14pt" style:font-style-complex="normal" style:font-weight-complex="normal"/>
    </style:style>
    <style:style style:name="T38" style:family="text">
      <style:text-properties fo:font-size="14pt" fo:font-style="normal" fo:font-weight="normal" officeooo:rsid="00239527" style:font-size-asian="12.25pt" style:font-style-asian="normal" style:font-weight-asian="normal" style:font-size-complex="14pt" style:font-style-complex="normal" style:font-weight-complex="normal"/>
    </style:style>
    <style:style style:name="T39" style:family="text">
      <style:text-properties officeooo:rsid="001518f9"/>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2003aa" style:font-style-asian="normal" style:font-weight-asian="normal" style:font-style-complex="normal" style:font-weight-complex="normal"/>
    </style:style>
    <style:style style:name="T42" style:family="text">
      <style:text-properties fo:font-style="normal" fo:font-weight="normal" officeooo:rsid="00261adf" style:font-style-asian="normal" style:font-weight-asian="normal" style:font-style-complex="normal" style:font-weight-complex="normal"/>
    </style:style>
    <style:style style:name="T43" style:family="text">
      <style:text-properties fo:font-style="normal" fo:font-weight="normal" officeooo:rsid="002790c7" style:font-style-asian="normal" style:font-weight-asian="normal" style:font-style-complex="normal" style:font-weight-complex="normal"/>
    </style:style>
    <style:style style:name="T44" style:family="text">
      <style:text-properties fo:font-style="normal" fo:font-weight="normal" officeooo:rsid="0034bb6a" style:font-style-asian="normal" style:font-weight-asian="normal" style:font-style-complex="normal" style:font-weight-complex="normal"/>
    </style:style>
    <style:style style:name="T45" style:family="text">
      <style:text-properties fo:font-style="normal" fo:font-weight="normal" officeooo:rsid="0038f972" style:font-style-asian="normal" style:font-weight-asian="normal" style:font-style-complex="normal" style:font-weight-complex="normal"/>
    </style:style>
    <style:style style:name="T46" style:family="text">
      <style:text-properties fo:font-style="normal" fo:font-weight="normal" officeooo:rsid="003b723a" style:font-style-asian="normal" style:font-weight-asian="normal" style:font-style-complex="normal" style:font-weight-complex="normal"/>
    </style:style>
    <style:style style:name="T47" style:family="text">
      <style:text-properties officeooo:rsid="003757d8"/>
    </style:style>
    <style:style style:name="T48" style:family="text">
      <style:text-properties officeooo:rsid="0038f972"/>
    </style:style>
    <style:style style:name="T49" style:family="text">
      <style:text-properties officeooo:rsid="0039512f"/>
    </style:style>
    <style:style style:name="T50" style:family="text">
      <style:text-properties officeooo:rsid="003a421c"/>
    </style:style>
    <style:style style:name="T51" style:family="text">
      <style:text-properties officeooo:rsid="003b72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ovie Land !!!</text:p>
      <text:p text:style-name="P1"/>
      <text:p text:style-name="P1"/>
      <text:p text:style-name="P9">Le parc d’attractions pour les fans de cinéma !</text:p>
      <text:p text:style-name="P9"/>
      <text:p text:style-name="P9">Formule Goonies (= formule enfants -12 ans).</text:p>
      <text:p text:style-name="P9">Formule Lone Ranger (= formule un adulte seul).</text:p>
      <text:p text:style-name="P9">Formule Expendables (= formule groupe 6 adultes <text:span text:style-name="T3">ou +</text:span>).</text:p>
      <text:p text:style-name="P9">Formule Gatsby le Magnifique (= formule Premium).</text:p>
      <text:p text:style-name="P10">Formule Intouchable (= formule personnes à mobilité réduite)</text:p>
      <text:p text:style-name="P9"/>
      <text:p text:style-name="P11">Movie Land est séparé en plusieurs zones :</text:p>
      <text:p text:style-name="P11"/>
      <text:p text:style-name="P11"><text:tab/>1/ Zone Western</text:p>
      <text:p text:style-name="P11"><text:tab/>2/ Zone Science Fiction/<text:span text:style-name="T1">Fantastique</text:span></text:p>
      <text:p text:style-name="P11"><text:tab/>3/ Zone Romantique</text:p>
      <text:p text:style-name="P11"><text:tab/>4/ Zone <text:span text:style-name="T1">Thriller/Horreur</text:span></text:p>
      <text:p text:style-name="P11"><text:tab/><text:span text:style-name="T1">5/ Zone Comédie/Dessin animé (enfants)</text:span></text:p>
      <text:p text:style-name="P11"/>
      <text:p text:style-name="P11"/>
      <text:p text:style-name="P12">Système de notations : Oscars/<text:span text:style-name="T39">Césars ?</text:span></text:p>
      <text:p text:style-name="P12"/>
      <text:p text:style-name="P13">File d’attente : tapis rouge ?</text:p>
      <text:p text:style-name="P2"/>
      <text:p text:style-name="P2"/>
      <text:p text:style-name="P3">1/ Zone Western :</text:p>
      <text:p text:style-name="P8"><text:tab/>1)Spectacles :</text:p>
      <text:p text:style-name="P7"><text:span text:style-name="T2"><text:tab/><text:tab/></text:span><text:span text:style-name="T7">1- The Good VS The Bad </text:span><text:span text:style-name="T4">: Reconstitution d’un tournage d’une scène de duel de cowboy. Les </text:span><text:span text:style-name="T6">visiteurs</text:span><text:span text:style-name="T4"> auront la possibilité de jouer le rôle de figurants pendant que le shériff et le hors la loi s’affronte</text:span><text:span text:style-name="T6">nt</text:span><text:span text:style-name="T4"> en duel sous les caméras de la fausse équipe de tournage. </text:span></text:p>
      <text:p text:style-name="P8"/>
      <text:p text:style-name="P8"><text:tab/>2)Attractions :</text:p>
      <text:p text:style-name="P7"><text:span text:style-name="T2"><text:tab/><text:tab/></text:span><text:span text:style-name="T7">1- La Diligence la Plus Rapide de l’Ouest </text:span><text:span text:style-name="T4">: Attraction sous forme de montagnes russes. Deux wagons (côte à côte) ayant l’esthétique des diligences du Far West se lancent en même temps dans une course endiablée sous un fond sonore comprenant des coups de feu, bruits d’attaques d’indiens, bruits de chevaux, </text:span><text:span text:style-name="T5">etc. </text:span><text:span text:style-name="T6">Les wagons passent à côté de figures emblématiques du western (Clint Eastwood, John Wayne, William Holden, John Ford, etc.).</text:span></text:p>
      <text:p text:style-name="P3"/>
      <text:p text:style-name="P3">2/ Zone SF/Fantastique</text:p>
      <text:p text:style-name="P8"><text:soft-page-break/><text:tab/>1)Spectacles :</text:p>
      <text:p text:style-name="P3"><text:span text:style-name="T2"><text:tab/><text:tab/></text:span><text:span text:style-name="T8">1- Arrivée En Terre Inconnue : </text:span><text:span text:style-name="T20">Les visiteurs sont placés dans un véhicule (style spatial ou futuriste). Le véhicule les dépose dans une zone au décor improbable reprenant les classiques du fantastique et de la science fiction. Une fois arrivé sur les lieux, les visiteurs sont libres de se promener dans la zone durant un temps donné, et iront à la rencontre de scénettes mises en place par l’équipe du parc (présence extraterrestre, créatures fantastiques et mythologiques, événements magiques et surnaturels, ruines de lieux et véhicules emblématiques du thème,…). </text:span><text:span text:style-name="T21">À la fin du temps imparti, les visiteurs se retrouvent à un lieu prédéfini pour que le véhicule les ramène à la sortie de la zone. </text:span></text:p>
      <text:p text:style-name="P8"/>
      <text:p text:style-name="P8"><text:tab/>2)Attractions :</text:p>
      <text:p text:style-name="P3"><text:span text:style-name="T2"><text:tab/><text:tab/></text:span><text:span text:style-name="T9">1- </text:span><text:span text:style-name="T10">PaciFight Rim : </text:span><text:span text:style-name="T22">Les visiteurs s’installent dans une cabine ayant l’apparence d’une tête de robot immense vu de l’extérieur. Ils doivent s’attacher à leurs sièges. Face à eux se trouve un écran. Dès le lancement, l’écran s’allume et les visiteurs se retrouvent plonger au milieu d’un combat titanesque entre plusieurs robots. La capsule vibre et bouge en fonction de ce que diffuse l’écran. Différentes odeurs peuvent être diffusées dans la capsule en fonction de la scène de combat (odeur de brûlé par exemple). De l’eau, du vent, etc.… peuvent être projetés à l’intérieur de la capsule pour rendre le tout encore plus immersif. </text:span></text:p>
      <text:p text:style-name="P3"/>
      <text:p text:style-name="P3">3/ Zone Romantique</text:p>
      <text:p text:style-name="P8"><text:tab/>1)Spectacles</text:p>
      <text:p text:style-name="P8"><text:tab/><text:tab/><text:span text:style-name="T11">1- Love Love Land : </text:span><text:span text:style-name="T23">Comédie musicale reprenant les classiques des comédies romantiques et comédies musicales les plus célèbre. Seront présent un orchestre, des danseurs, des comédiens, des mascottes qui réaliseront un melting pot des scènes les plus connues du grand public (Roméo &amp; Juliette, Grease, Love Actually, Titanic, PS I Love You, etc.…).</text:span></text:p>
      <text:p text:style-name="P8"/>
      <text:p text:style-name="P8"><text:tab/>2)Attractions</text:p>
      <text:p text:style-name="P8"><text:tab/><text:tab/><text:span text:style-name="T12">1- Save The Caprio : </text:span><text:span text:style-name="T24">Attraction pour couples/binômes. Plusieurs couples participent en même temps. Dans une immense piscine à vagues, un membre du couple est positionné sur une plateforme flottant sur la piscine. Le but étant de réussir à faire tenir la deuxième personne sur la plateforme pendant que les vagues de la piscine s’accentuent et que différents obstacles sont mis en place par l’équipe du parc. À la fin de l’attraction, les couples ayant réussi à rester sur la plateforme jusqu’à la fin remportent un dîner en amoureux au restaurant du parc. </text:span></text:p>
      <text:p text:style-name="P3"/>
      <text:p text:style-name="P3">4/ Zone Thriller/Horreur</text:p>
      <text:p text:style-name="P8"><text:soft-page-break/><text:tab/>1)Spectacles</text:p>
      <text:p text:style-name="P8"><text:tab/><text:tab/><text:span text:style-name="T13">1- </text:span><text:span text:style-name="T14">Vanished : </text:span><text:span text:style-name="T25">Le public s’installe dans une salle de spectacle lambda. Le spectacle commence avec un narrateur nous expliquant que le mal se trouve partout y compris à l’intérieur du parc. L’ambiance sonore et lumineuse est extrêmement présente. À chaque fois que la salle est plongée dans le noir, des membres du public disparaissent (complices). </text:span><text:span text:style-name="T26">Le narrateur s’en rend compte et mène l’enquête. Il se rend compte rapidement que le ou les coupables des disparitions sont des membres du public mais ne sait pas lesquels, ce qui l’emmène à accuser certains membres qui sont innocents. Les accusés (innocents et complices) sont isolés sur une partie de la scène où eux aussi seront victimes d’enlèvement. La tension monte petit à petit jusqu’à ce que le narrateur disparaisse lui aussi, laissant le public livré à lui même, les coupables non identifiés </text:span><text:span text:style-name="T31">sont </text:span><text:span text:style-name="T26">toujours présents dans le public. Une fois la situation insoutenable, une équipe d’intervention de la police prend d’assaut la salle de spectacle afin d’extraire le public du bâtiment et les place en sécurité. </text:span></text:p>
      <text:p text:style-name="P8"/>
      <text:p text:style-name="P8"><text:tab/>2)Attractions</text:p>
      <text:p text:style-name="P8"><text:tab/><text:tab/><text:span text:style-name="T15">1- La Demeure Du Patient Zéro : </text:span><text:span text:style-name="T27">Attraction style Escape Game. Avant d’entrer dans le bâtiment, une personne explique la situation aux visiteurs. Une épidémie s’est déclenchée. Ils incarnent un groupe de spécialistes enquêtant sur les origines de la maladie. Une fois l’explication terminée, le groupe entre, et se retrouve face à une série d’énigmes. Chaque énigme leur permet de passer à la pièce suivante, mais aussi de mettre un nom petit à petit sur l’identité du patient zéro, qui se trouve être un membre du groupe (complice). </text:span><text:span text:style-name="T28">Petit à petit, le groupe se retrouve pris de symptômes étranges ( froid/chaleur, hallucinations auditives, etc.…). </text:span><text:span text:style-name="T29">La dernière énigme leur permet de comprendre que le patient zéro est en possession d’un antidote qui leur permettrait de survivre à l’épreuve. </text:span><text:span text:style-name="T28"><text:s/></text:span></text:p>
      <text:p text:style-name="P3"/>
      <text:p text:style-name="P3">5/ Zone Comédie/Dessin Animé (enfants)</text:p>
      <text:p text:style-name="P8"><text:tab/>1)Spectacles</text:p>
      <text:p text:style-name="P8"><text:tab/><text:tab/><text:span text:style-name="T16">1- Le Monde Merveilleux : </text:span><text:span text:style-name="T30">Le Monde Merveilleux est un spectacle/animation permettant aux enfants d’entrer dans l’univers de leurs personnages préférés. Plusieurs membres de l’équipe du parc, déguisés en personnages de dessins animés, dirigent des ateliers de confection en rapport avec leur rôle. Par exemple : Sacha et Pikachu leur apprennent à confectionner des PokéBalls, Le Grand Père de </text:span><text:span text:style-name="T34">Là Haut </text:span><text:span text:style-name="T37">leur apprend à confectionner </text:span><text:span text:style-name="T38">des objets ballons, la Petite Sirène <text:s/>leur apprend à confectionner des colliers de coquillages. </text:span></text:p>
      <text:p text:style-name="P8"/>
      <text:p text:style-name="P8"><text:tab/>2)Attractions</text:p>
      <text:p text:style-name="P8"><text:tab/><text:tab/><text:span text:style-name="T17">1-</text:span><text:span text:style-name="T18">Géo Trouv </text:span><text:span text:style-name="T19">Quasi</text:span><text:span text:style-name="T18">tou : </text:span><text:span text:style-name="T32">Attraction style </text:span><text:span text:style-name="T33">Où est Charlie</text:span><text:span text:style-name="T35">. Le groupe d’enfants est emmené dans un parc où ils seront libre</text:span><text:span text:style-name="T36">s</text:span><text:span text:style-name="T35"> de se promener. Ils ont en leur </text:span><text:soft-page-break/><text:span text:style-name="T35">possession une liste de personnages et scènes emblématiques à retrouver (personnages Disney, licornes, dragons, princesses, etc.…). Le groupe a un temps imparti pour retrouver le plus d’éléments possibles. Si une personne trouve la totalité de la liste, il gagne la possibilité de passer un moment avec le personnage de son choix. </text:span></text:p>
      <text:p text:style-name="P14"/>
      <text:p text:style-name="P14"/>
      <text:p text:style-name="P4"><text:span text:style-name="T41">6/ </text:span><text:span text:style-name="T40">Fonctionnalités du site.</text:span></text:p>
      <text:p text:style-name="P6"/>
      <text:p text:style-name="P34">1/ Présenter le concept du parc.</text:p>
      <text:p text:style-name="P15"/>
      <text:p text:style-name="P34">2/ Informer sur les activités disponibles.</text:p>
      <text:p text:style-name="P34"><text:tab/><text:span text:style-name="T47">1- Quelles sont les activités ?</text:span></text:p>
      <text:p text:style-name="P34"><text:tab/><text:span text:style-name="T47">2- Qui peut y accéder ? (Age min/max, taille min/max, conditions particulières)</text:span></text:p>
      <text:p text:style-name="P15"/>
      <text:p text:style-name="P39">3/ Informer sur la localisation du parc.</text:p>
      <text:p text:style-name="P39"><text:tab/><text:span text:style-name="T47">1- Localisation.</text:span></text:p>
      <text:p text:style-name="P39"><text:tab/><text:span text:style-name="T47">2- Itinéraires.</text:span></text:p>
      <text:p text:style-name="P39"><text:tab/><text:span text:style-name="T47">3- Plan du parc.</text:span></text:p>
      <text:p text:style-name="P15"/>
      <text:p text:style-name="P39">4/ Informer sur les horaires d’ouverture du parc.</text:p>
      <text:p text:style-name="P39"><text:tab/><text:span text:style-name="T47">1- Périodes d’ouverture/fermeture.</text:span></text:p>
      <text:p text:style-name="P39"><text:tab/><text:span text:style-name="T47">2- Horaires d’ouverture/fermeture.</text:span></text:p>
      <text:p text:style-name="P39"/>
      <text:p text:style-name="P40">5/ Informer sur les tarifs en vigueur.</text:p>
      <text:p text:style-name="P40"><text:tab/><text:span text:style-name="T47">1-Tarifs normaux.</text:span></text:p>
      <text:p text:style-name="P40"><text:tab/><text:span text:style-name="T47">2- Formules particulières.</text:span></text:p>
      <text:p text:style-name="P40"><text:s/></text:p>
      <text:p text:style-name="P39">6/ Informer sur les infrastructures disponibles dans le parc (restaurants, infirmerie, toilettes, parking,etc…).</text:p>
      <text:p text:style-name="P39"><text:tab/><text:span text:style-name="T47">1- Compris dans tarifs ?</text:span></text:p>
      <text:p text:style-name="P39"><text:tab/><text:span text:style-name="T47">2- Disponibilité au public.</text:span></text:p>
      <text:p text:style-name="P39"><text:tab/><text:span text:style-name="T47">3- </text:span><text:span text:style-name="T48">Conditions d’accueil.</text:span></text:p>
      <text:p text:style-name="P39"><text:tab/><text:span text:style-name="T48">4- Services proposés (menu des restaurants, vestiaires, etc.…).</text:span></text:p>
      <text:p text:style-name="P15"/>
      <text:p text:style-name="P28">7/ Permettre à l’utilisateur de noter les activités et infrastructures disponibles.</text:p>
      <text:p text:style-name="P28"><text:tab/><text:span text:style-name="T48">1- Notation</text:span></text:p>
      <text:p text:style-name="P28"><text:tab/><text:span text:style-name="T48">2- Avis</text:span></text:p>
      <text:p text:style-name="P28"/>
      <text:p text:style-name="P53"><text:span text:style-name="T40">8/ </text:span><text:span text:style-name="T42">Informer l’utilisateur sur l’avis des utilisateurs </text:span></text:p>
      <text:p text:style-name="P53"><text:span text:style-name="T42"><text:tab/></text:span><text:span text:style-name="T45">1- Notation.</text:span></text:p>
      <text:p text:style-name="P29"><text:tab/>2- Avis.</text:p>
      <text:p text:style-name="P26"/>
      <text:p text:style-name="P34"><text:soft-page-break/>9/Permettre à l’utilisateur de nous faire part des axes d’améliorations qu’il estime judicieux. </text:p>
      <text:p text:style-name="P34"><text:tab/><text:span text:style-name="T48">1- Publication d’un avis ou envoie d’un message ?</text:span></text:p>
      <text:p text:style-name="P15"/>
      <text:p text:style-name="P35">10/ Informer sur le taux d’affluence par période du parc.</text:p>
      <text:p text:style-name="P35"><text:tab/><text:span text:style-name="T48">1- Taux d’affluence par période.</text:span></text:p>
      <text:p text:style-name="P35"><text:tab/><text:span text:style-name="T48">2- Billetterie sold out sur une période ?</text:span></text:p>
      <text:p text:style-name="P16"/>
      <text:p text:style-name="P30">11/ Permettre à l’utilisateur de réserver un séjour au parc.</text:p>
      <text:p text:style-name="P30"><text:tab/><text:span text:style-name="T48">1- Places disponibles ?</text:span></text:p>
      <text:p text:style-name="P30"><text:tab/><text:span text:style-name="T48">2- Réservation.</text:span></text:p>
      <text:p text:style-name="P16"/>
      <text:p text:style-name="P51">12/ Permettre à l’utilisateur de payer en ligne.</text:p>
      <text:p text:style-name="P51"><text:tab/><text:span text:style-name="T48">1- Paiement en ligne.</text:span></text:p>
      <text:p text:style-name="P51"><text:tab/><text:span text:style-name="T48">2- Modalités de paiement (mode de paiement, paiement en plusieurs fois,…).</text:span></text:p>
      <text:p text:style-name="P16"/>
      <text:p text:style-name="P56">13/ Permettre à l’utilisateur de connaître les possibilités de logements proches du parc. </text:p>
      <text:p text:style-name="P56"><text:tab/><text:span text:style-name="T48">1- Localisation des logements proches.</text:span></text:p>
      <text:p text:style-name="P56"><text:tab/><text:span text:style-name="T48">2- Nature des logements proches (hôtels, campings, AirBnB, …).</text:span></text:p>
      <text:p text:style-name="P56"><text:tab/><text:span text:style-name="T48">3- Tarifs.</text:span></text:p>
      <text:p text:style-name="P56"><text:tab/><text:span text:style-name="T48">4- Notation et avis des logements.</text:span></text:p>
      <text:p text:style-name="P16"/>
      <text:p text:style-name="P30">14/ Permettre aux utilisateurs demandeurs d’emplois de connaître les possibilités de recrutement du parc. </text:p>
      <text:p text:style-name="P30"><text:tab/><text:span text:style-name="T48">1- Postes à pourvoir.</text:span></text:p>
      <text:p text:style-name="P30"><text:tab/><text:span text:style-name="T48">2- Recherche de stagiaires et apprentis.</text:span></text:p>
      <text:p text:style-name="P30"><text:tab/><text:span text:style-name="T48">3- Salaires et possibilités d’évolution.</text:span></text:p>
      <text:p text:style-name="P30"><text:tab/><text:span text:style-name="T48">4- Service à contacter.</text:span></text:p>
      <text:p text:style-name="P16"/>
      <text:p text:style-name="P36">15/ Permettre à l’utilisateur de nous faire part de demandes particulières telles que l’accompagnement de personnes en situation de handicap.</text:p>
      <text:p text:style-name="P36"><text:tab/><text:span text:style-name="T48">1- Services proposés.</text:span></text:p>
      <text:p text:style-name="P36"><text:tab/><text:span text:style-name="T48">2- </text:span><text:s/><text:span text:style-name="T48">Formulaire à remplir ou numéro/adresse mail à contacter.</text:span></text:p>
      <text:p text:style-name="P36"><text:tab/><text:span text:style-name="T48">3- Contacts.</text:span></text:p>
      <text:p text:style-name="P17"/>
      <text:p text:style-name="P41">16/ Permettre à l’utilisateur de se rendre sur les réseaux sociaux du parc depuis le site.</text:p>
      <text:p text:style-name="P41"><text:tab/><text:span text:style-name="T48">1- Informer sur quels réseaux est présent le parc.</text:span></text:p>
      <text:p text:style-name="P41"><text:tab/><text:span text:style-name="T48">2- Liens.</text:span></text:p>
      <text:p text:style-name="P18"/>
      <text:p text:style-name="P55"><text:span text:style-name="T40">17/ </text:span><text:span text:style-name="T43">Permettre à un utilisateur professionnel de nous contacter pour une visite officielle / annonce / interview / publicités.</text:span></text:p>
      <text:p text:style-name="P55"><text:span text:style-name="T43"><text:tab/></text:span><text:span text:style-name="T45">1- Service à contacter.</text:span></text:p>
      <text:p text:style-name="P27"/>
      <text:p text:style-name="P42"><text:soft-page-break/>18/ Informer l’utilisateur sur les systèmes de sécurité mis en place par le parc (infirmerie, sécurité anti incendie, etc.).</text:p>
      <text:p text:style-name="P42"><text:tab/><text:span text:style-name="T48">1- Informer.</text:span></text:p>
      <text:p text:style-name="P42"><text:tab/></text:p>
      <text:p text:style-name="P43">19/ Informer l’utilisateur sur les normes et certifications obtenues par le parc.</text:p>
      <text:p text:style-name="P43"><text:tab/><text:span text:style-name="T48">1- A intégrer dans la fonctionnalité 18 ?</text:span></text:p>
      <text:p text:style-name="P19"/>
      <text:p text:style-name="P37">20/Permettre à l’utilisateur de rechercher directement sur le site une activité, une fonctionnalité ou autre à partir d’une barre de recherche.</text:p>
      <text:p text:style-name="P37"><text:tab/><text:span text:style-name="T48">1- Intégrer une barre de recherche.</text:span></text:p>
      <text:p text:style-name="P37"><text:tab/><text:span text:style-name="T48">2- Créer des mots clés intuitifs pour l’utilisateur.</text:span></text:p>
      <text:p text:style-name="P19"/>
      <text:p text:style-name="P31">21/ Permettre à l’utilisateur de s’inscrire à un système de newsletter afin de se tenir au courant des dernières nouveautés. </text:p>
      <text:p text:style-name="P31"><text:tab/><text:span text:style-name="T48">1- Système d’inscription de l’utilisateur.</text:span></text:p>
      <text:p text:style-name="P31"><text:tab/><text:span text:style-name="T48">2- Mise en place de la Newsletter et d’une actualité régulière.</text:span></text:p>
      <text:p text:style-name="P31"/>
      <text:p text:style-name="P44">22/ Informer l’utilisateur sur l’acceptation ou le refus d’animaux de compagnie. </text:p>
      <text:p text:style-name="P44"><text:tab/><text:span text:style-name="T48">1- Informer sur la possibilité.</text:span></text:p>
      <text:p text:style-name="P44"><text:tab/><text:span text:style-name="T48">2- Informer sur les services disponibles.</text:span></text:p>
      <text:p text:style-name="P44"><text:tab/><text:span text:style-name="T48">3- Si accepté, formulaire particulier. </text:span></text:p>
      <text:p text:style-name="P44"/>
      <text:p text:style-name="P45">23/ Informer l’utilisateur sur la possibilité d’organisation de séminaires ou conférences d’entreprises. </text:p>
      <text:p text:style-name="P45"><text:tab/><text:span text:style-name="T49">1- Informer sur la possibilité.</text:span></text:p>
      <text:p text:style-name="P45"><text:tab/><text:span text:style-name="T49">2- Service à contacter.</text:span></text:p>
      <text:p text:style-name="P45"/>
      <text:p text:style-name="P46">24/ Informer l’utilisateur sur les conditions légales et les conditions de vente.</text:p>
      <text:p text:style-name="P46"/>
      <text:p text:style-name="P50">25/ Mettre en place un numéro de contact pour les demandes que l’on peut qualifier d’urgentes.</text:p>
      <text:p text:style-name="P50"><text:tab/><text:span text:style-name="T50">1- Définir quelles types de demandes sont considérées comme urgentes pour éviter les abus. </text:span></text:p>
      <text:p text:style-name="P50"><text:tab/><text:span text:style-name="T50">2- Mettre en place le numéro de contact.</text:span></text:p>
      <text:p text:style-name="P20"/>
      <text:p text:style-name="P32">26/ Informer l’utilisateur sur les offres promotionnelles en cours ou à venir. </text:p>
      <text:p text:style-name="P32"><text:tab/><text:span text:style-name="T51">1- A intégrer dans fonctionnalité 5 ?</text:span></text:p>
      <text:p text:style-name="P21"/>
      <text:p text:style-name="P47">27/ Informer l’utilisateur sur les sites et entreprises partenaires du parc (hôtels, compagnies aériennes, etc.…).</text:p>
      <text:p text:style-name="P47"><text:tab/><text:span text:style-name="T51">1- Informer sur les partenaires.</text:span></text:p>
      <text:p text:style-name="P47"><text:tab/><text:span text:style-name="T51">2- Liens vers les partenaires.</text:span></text:p>
      <text:p text:style-name="P22"/>
      <text:p text:style-name="P52">28/ Permettre à l’utilisateur de modifier la langue d’affichage du site. </text:p>
      <text:p text:style-name="P23"/>
      <text:p text:style-name="P48"><text:soft-page-break/>29/ Informer l’utilisateur sur les engagements du parc (écologique, associatif, etc.…).</text:p>
      <text:p text:style-name="P48"><text:tab/><text:span text:style-name="T51">1- Informer.</text:span></text:p>
      <text:p text:style-name="P48"><text:tab/><text:span text:style-name="T51">2- Liens vers les organismes et associations partenaires des engagements.</text:span></text:p>
      <text:p text:style-name="P48"/>
      <text:p text:style-name="P49">30/ Informer l’utilisateur sur les récompenses obtenues par le parc (parc le plus propre, meilleur parc, etc.…).</text:p>
      <text:p text:style-name="P49"><text:tab/><text:span text:style-name="T51">1- Informer.</text:span></text:p>
      <text:p text:style-name="P49"><text:tab/><text:span text:style-name="T51">2- Labels et récompenses.</text:span></text:p>
      <text:p text:style-name="P49"><text:tab/><text:span text:style-name="T51">3- Liens vers les organismes délivreurs des labels et récompenses. </text:span></text:p>
      <text:p text:style-name="P24"/>
      <text:p text:style-name="P38">31/ Mettre en place un système d’envoi de photos souvenirs par l’utilisateur afin d’alimenter les réseaux du parc et de faire en sorte que l’utilisateur se sente investi dans la vie du parc.</text:p>
      <text:p text:style-name="P38"><text:tab/><text:span text:style-name="T51">1- Mettre en place une rubrique vie et souvenirs du parc.</text:span></text:p>
      <text:p text:style-name="P38"><text:tab/><text:span text:style-name="T51">2- Mettre en place un système d’envoi de fichiers.</text:span></text:p>
      <text:p text:style-name="P25"/>
      <text:p text:style-name="P54"><text:span text:style-name="T40">32/ Mettre en place un système de F</text:span><text:span text:style-name="T44">à</text:span><text:span text:style-name="T40">Q regroupant les demandes les plus fréquemment posées par les utilisateurs.</text:span></text:p>
      <text:p text:style-name="P54"><text:span text:style-name="T40"><text:tab/></text:span><text:span text:style-name="T46">1- Analyser les demandes les plus fréquentes.</text:span></text:p>
      <text:p text:style-name="P33"><text:tab/>2- Regrouper les demandes dans une FàQ intuitive pour l’utilisateu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09T09:41:09.648000000</meta:creation-date>
    <dc:date>2021-07-23T15:24:36.529000000</dc:date>
    <meta:editing-duration>PT6H4M16S</meta:editing-duration>
    <meta:editing-cycles>52</meta:editing-cycles>
    <meta:generator>LibreOffice/7.1.2.2$Windows_X86_64 LibreOffice_project/8a45595d069ef5570103caea1b71cc9d82b2aae4</meta:generator>
    <meta:document-statistic meta:table-count="0" meta:image-count="0" meta:object-count="0" meta:page-count="7" meta:paragraph-count="138" meta:word-count="1844" meta:character-count="11787" meta:non-whitespace-character-count="9956"/>
  </office:meta>
</office:document-meta>
</file>